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3189in"/>
    </style:style>
    <style:style style:name="co2" style:family="table-column">
      <style:table-column-properties fo:break-before="auto" style:column-width="2.2972in"/>
    </style:style>
    <style:style style:name="co3" style:family="table-column">
      <style:table-column-properties fo:break-before="auto" style:column-width="0.678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b4c7dc"/>
    </style:style>
    <style:style style:name="ce11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3" style:family="table-cell" style:parent-style-name="Default">
      <style:table-cell-properties fo:background-color="#ff6d6d"/>
    </style:style>
    <style:style style:name="ce4" style:family="table-cell" style:parent-style-name="Default" style:data-style-name="N37"/>
    <style:style style:name="ce5" style:family="table-cell" style:parent-style-name="Default" style:data-style-name="N0"/>
    <style:style style:name="ce6" style:family="table-cell" style:parent-style-name="Default">
      <style:table-cell-properties fo:background-color="#ffde59"/>
    </style:style>
    <style:style style:name="ce8" style:family="table-cell" style:parent-style-name="Default">
      <style:table-cell-properties fo:background-color="#ffde59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b4c7dc"/>
    </style:style>
    <style:style style:name="ce16" style:family="table-cell" style:parent-style-name="Default">
      <style:table-cell-properties fo:background-color="#ffde59"/>
    </style:style>
    <style:style style:name="ce17" style:family="table-cell" style:parent-style-name="Default">
      <style:table-cell-properties fo:background-color="#ff6d6d"/>
    </style:style>
    <style:style style:name="ce18" style:family="table-cell" style:parent-style-name="Default">
      <style:table-cell-properties fo:background-color="#ffde59"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0"/>
    <style:style style:name="ce20" style:family="table-cell" style:parent-style-name="Default" style:data-style-name="N37"/>
    <style:style style:name="ce21" style:family="table-cell" style:parent-style-name="Default">
      <style:table-cell-properties style:text-align-source="fix" style:repeat-content="false"/>
      <style:paragraph-properties fo:text-align="justify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Parte 1" table:style-name="ta1">
        <table:table-column table:style-name="co1" table:default-cell-style-name="Default"/>
        <table:table-column table:style-name="co2" table:default-cell-style-name="ce15"/>
        <table:table-column table:style-name="co3" table:number-columns-repeated="15" table:default-cell-style-name="Default"/>
        <table:table-row table:style-name="ro1">
          <table:table-cell/>
          <table:table-cell table:style-name="Default"/>
          <table:table-cell table:number-columns-repeated="15"/>
        </table:table-row>
        <table:table-row table:style-name="ro1">
          <table:table-cell/>
          <table:table-cell office:value-type="string" calcext:value-type="string">
            <text:p>Decision Variables</text:p>
          </table:table-cell>
          <table:table-cell table:style-name="ce15" office:value-type="string" calcext:value-type="string">
            <text:p>A11</text:p>
          </table:table-cell>
          <table:table-cell table:style-name="ce15" office:value-type="string" calcext:value-type="string">
            <text:p>A12</text:p>
          </table:table-cell>
          <table:table-cell table:style-name="ce15" office:value-type="string" calcext:value-type="string">
            <text:p>A13</text:p>
          </table:table-cell>
          <table:table-cell table:style-name="ce15" office:value-type="string" calcext:value-type="string">
            <text:p>A14</text:p>
          </table:table-cell>
          <table:table-cell table:style-name="ce15" office:value-type="string" calcext:value-type="string">
            <text:p>A15</text:p>
          </table:table-cell>
          <table:table-cell table:style-name="ce15" office:value-type="string" calcext:value-type="string">
            <text:p>A21</text:p>
          </table:table-cell>
          <table:table-cell table:style-name="ce15" office:value-type="string" calcext:value-type="string">
            <text:p>A22</text:p>
          </table:table-cell>
          <table:table-cell table:style-name="ce15" office:value-type="string" calcext:value-type="string">
            <text:p>A23</text:p>
          </table:table-cell>
          <table:table-cell table:style-name="ce15" office:value-type="string" calcext:value-type="string">
            <text:p>A24</text:p>
          </table:table-cell>
          <table:table-cell table:style-name="ce15" office:value-type="string" calcext:value-type="string">
            <text:p>A25</text:p>
          </table:table-cell>
          <table:table-cell table:style-name="ce15" office:value-type="string" calcext:value-type="string">
            <text:p>A31</text:p>
          </table:table-cell>
          <table:table-cell table:style-name="ce15" office:value-type="string" calcext:value-type="string">
            <text:p>A32</text:p>
          </table:table-cell>
          <table:table-cell table:style-name="ce15" office:value-type="string" calcext:value-type="string">
            <text:p>A33</text:p>
          </table:table-cell>
          <table:table-cell table:style-name="ce15" office:value-type="string" calcext:value-type="string">
            <text:p>A34</text:p>
          </table:table-cell>
          <table:table-cell table:style-name="ce15" office:value-type="string" calcext:value-type="string">
            <text:p>A35</text:p>
          </table:table-cell>
        </table:table-row>
        <table:table-row table:style-name="ro1">
          <table:table-cell/>
          <table:table-cell table:style-name="Default"/>
          <table:table-cell table:style-name="ce16" office:value-type="float" office:value="2400" calcext:value-type="float">
            <text:p>240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7500" calcext:value-type="float">
            <text:p>750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600" calcext:value-type="float">
            <text:p>2600</text:p>
          </table:table-cell>
          <table:table-cell table:style-name="ce16" office:value-type="float" office:value="1900" calcext:value-type="float">
            <text:p>190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5500" calcext:value-type="float">
            <text:p>550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4600" calcext:value-type="float">
            <text:p>4600</text:p>
          </table:table-cell>
          <table:table-cell table:style-name="ce16" office:value-type="float" office:value="5400" calcext:value-type="float">
            <text:p>5400</text:p>
          </table:table-cell>
          <table:table-cell table:number-columns-repeated="2" table:style-name="ce16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number-columns-repeated="15"/>
        </table:table-row>
        <table:table-row table:style-name="ro1">
          <table:table-cell/>
          <table:table-cell office:value-type="string" calcext:value-type="string">
            <text:p>Objective Function</text:p>
          </table:table-cell>
          <table:table-cell table:style-name="ce15" office:value-type="string" calcext:value-type="string">
            <text:p>A11</text:p>
          </table:table-cell>
          <table:table-cell table:style-name="ce15" office:value-type="string" calcext:value-type="string">
            <text:p>A12</text:p>
          </table:table-cell>
          <table:table-cell table:style-name="ce15" office:value-type="string" calcext:value-type="string">
            <text:p>A13</text:p>
          </table:table-cell>
          <table:table-cell table:style-name="ce15" office:value-type="string" calcext:value-type="string">
            <text:p>A14</text:p>
          </table:table-cell>
          <table:table-cell table:style-name="ce15" office:value-type="string" calcext:value-type="string">
            <text:p>A15</text:p>
          </table:table-cell>
          <table:table-cell table:style-name="ce15" office:value-type="string" calcext:value-type="string">
            <text:p>A21</text:p>
          </table:table-cell>
          <table:table-cell table:style-name="ce15" office:value-type="string" calcext:value-type="string">
            <text:p>A22</text:p>
          </table:table-cell>
          <table:table-cell table:style-name="ce15" office:value-type="string" calcext:value-type="string">
            <text:p>A23</text:p>
          </table:table-cell>
          <table:table-cell table:style-name="ce15" office:value-type="string" calcext:value-type="string">
            <text:p>A24</text:p>
          </table:table-cell>
          <table:table-cell table:style-name="ce15" office:value-type="string" calcext:value-type="string">
            <text:p>A25</text:p>
          </table:table-cell>
          <table:table-cell table:style-name="ce15" office:value-type="string" calcext:value-type="string">
            <text:p>A31</text:p>
          </table:table-cell>
          <table:table-cell table:style-name="ce15" office:value-type="string" calcext:value-type="string">
            <text:p>A32</text:p>
          </table:table-cell>
          <table:table-cell table:style-name="ce15" office:value-type="string" calcext:value-type="string">
            <text:p>A33</text:p>
          </table:table-cell>
          <table:table-cell table:style-name="ce15" office:value-type="string" calcext:value-type="string">
            <text:p>A34</text:p>
          </table:table-cell>
          <table:table-cell table:style-name="ce15" office:value-type="string" calcext:value-type="string">
            <text:p>A35</text:p>
          </table:table-cell>
        </table:table-row>
        <table:table-row table:style-name="ro1">
          <table:table-cell/>
          <table:table-cell table:style-name="Default"/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Default"/>
          <table:table-cell table:style-name="ce18" table:formula="of:=SUMPRODUCT([.C6:.Q6];[.C3:.Q3])" office:value-type="float" office:value="483800" calcext:value-type="float" table:number-columns-spanned="15" table:number-rows-spanned="1">
            <text:p>483800</text:p>
          </table:table-cell>
          <table:covered-table-cell table:number-columns-repeated="14" table:style-name="ce16"/>
        </table:table-row>
        <table:table-row table:style-name="ro1">
          <table:table-cell/>
          <table:table-cell table:style-name="Default"/>
          <table:table-cell table:number-columns-repeated="15"/>
        </table:table-row>
        <table:table-row table:style-name="ro1">
          <table:table-cell/>
          <table:table-cell office:value-type="string" calcext:value-type="string">
            <text:p>Restrictions</text:p>
          </table:table-cell>
          <table:table-cell table:style-name="ce15" office:value-type="string" calcext:value-type="string">
            <text:p>Right</text:p>
          </table:table-cell>
          <table:table-cell table:style-name="ce15" office:value-type="string" calcext:value-type="string">
            <text:p>Operator</text:p>
          </table:table-cell>
          <table:table-cell table:style-name="ce15" office:value-type="string" calcext:value-type="string">
            <text:p>Left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ax calls per Parking L1</text:p>
          </table:table-cell>
          <table:table-cell table:formula="of:=SUMPRODUCT([.C42:.Q42];[.$C$3:.$Q$3])" office:value-type="float" office:value="9900" calcext:value-type="float">
            <text:p>9900</text:p>
          </table:table-cell>
          <table:table-cell office:value-type="string" calcext:value-type="string">
            <text:p>&lt;=</text:p>
          </table:table-cell>
          <table:table-cell office:value-type="float" office:value="10000" calcext:value-type="float">
            <text:p>100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ax calls per Parking L2</text:p>
          </table:table-cell>
          <table:table-cell table:formula="of:=SUMPRODUCT([.C43:.Q43];[.$C$3:.$Q$3])" office:value-type="float" office:value="10000" calcext:value-type="float">
            <text:p>10000</text:p>
          </table:table-cell>
          <table:table-cell office:value-type="string" calcext:value-type="string">
            <text:p>&lt;=</text:p>
          </table:table-cell>
          <table:table-cell office:value-type="float" office:value="10000" calcext:value-type="float">
            <text:p>100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ax calls per Parking L3</text:p>
          </table:table-cell>
          <table:table-cell table:formula="of:=SUMPRODUCT([.C44:.Q44];[.$C$3:.$Q$3])" office:value-type="float" office:value="10000" calcext:value-type="float">
            <text:p>10000</text:p>
          </table:table-cell>
          <table:table-cell office:value-type="string" calcext:value-type="string">
            <text:p>&lt;=</text:p>
          </table:table-cell>
          <table:table-cell office:value-type="float" office:value="10000" calcext:value-type="float">
            <text:p>100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ax calls L1 vs L2</text:p>
          </table:table-cell>
          <table:table-cell table:formula="of:=SUMPRODUCT([.C45:.Q45];[.$C$3:.$Q$3])" office:value-type="float" office:value="-4850" calcext:value-type="float">
            <text:p>-4850</text:p>
          </table:table-cell>
          <table:table-cell office:value-type="string" calcext:value-type="string">
            <text:p>&lt;=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ax calls L1 vs L2</text:p>
          </table:table-cell>
          <table:table-cell table:formula="of:=SUMPRODUCT([.C46:.Q46];[.$C$3:.$Q$3])" office:value-type="float" office:value="-4850" calcext:value-type="float">
            <text:p>-4850</text:p>
          </table:table-cell>
          <table:table-cell office:value-type="string" calcext:value-type="string">
            <text:p>&lt;=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ax calls L2 vs L1</text:p>
          </table:table-cell>
          <table:table-cell table:formula="of:=SUMPRODUCT([.C47:.Q47];[.$C$3:.$Q$3])" office:value-type="float" office:value="-5100" calcext:value-type="float">
            <text:p>-5100</text:p>
          </table:table-cell>
          <table:table-cell office:value-type="string" calcext:value-type="string">
            <text:p>&lt;=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ax calls L2 vs L3</text:p>
          </table:table-cell>
          <table:table-cell table:formula="of:=SUMPRODUCT([.C48:.Q48];[.$C$3:.$Q$3])" office:value-type="float" office:value="-5000" calcext:value-type="float">
            <text:p>-5000</text:p>
          </table:table-cell>
          <table:table-cell office:value-type="string" calcext:value-type="string">
            <text:p>&lt;=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ax calls L3 vs L1</text:p>
          </table:table-cell>
          <table:table-cell table:formula="of:=SUMPRODUCT([.C49:.Q49];[.$C$3:.$Q$3])" office:value-type="float" office:value="-5100" calcext:value-type="float">
            <text:p>-5100</text:p>
          </table:table-cell>
          <table:table-cell office:value-type="string" calcext:value-type="string">
            <text:p>&lt;=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ax calls L3 vs L2</text:p>
          </table:table-cell>
          <table:table-cell table:formula="of:=SUMPRODUCT([.C50:.Q50];[.$C$3:.$Q$3])" office:value-type="float" office:value="-5000" calcext:value-type="float">
            <text:p>-5000</text:p>
          </table:table-cell>
          <table:table-cell office:value-type="string" calcext:value-type="string">
            <text:p>&lt;=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11 &lt; 35</text:p>
          </table:table-cell>
          <table:table-cell table:formula="of:=SUMPRODUCT([.C51:.Q51];[.$C$3:.$Q$3])" office:value-type="float" office:value="36000" calcext:value-type="float">
            <text:p>36000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12 &lt; 35</text:p>
          </table:table-cell>
          <table:table-cell table:formula="of:=SUMPRODUCT([.C52:.Q52];[.$C$3:.$Q$3])" office:value-type="float" office:value="0" calcext:value-type="float">
            <text:p>0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13 &lt; 35</text:p>
          </table:table-cell>
          <table:table-cell table:formula="of:=SUMPRODUCT([.C53:.Q53];[.$C$3:.$Q$3])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14 &lt; 35</text:p>
          </table:table-cell>
          <table:table-cell table:formula="of:=SUMPRODUCT([.C54:.Q54];[.$C$3:.$Q$3])" office:value-type="float" office:value="150000" calcext:value-type="float">
            <text:p>150000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15 &lt; 35</text:p>
          </table:table-cell>
          <table:table-cell table:formula="of:=SUMPRODUCT([.C55:.Q55];[.$C$3:.$Q$3])" office:value-type="float" office:value="0" calcext:value-type="float">
            <text:p>0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21 &lt; 35</text:p>
          </table:table-cell>
          <table:table-cell table:formula="of:=SUMPRODUCT([.C56:.Q56];[.$C$3:.$Q$3])" office:value-type="float" office:value="52000" calcext:value-type="float">
            <text:p>52000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22 &lt; 35</text:p>
          </table:table-cell>
          <table:table-cell table:formula="of:=SUMPRODUCT([.C57:.Q57];[.$C$3:.$Q$3])" office:value-type="float" office:value="32300" calcext:value-type="float">
            <text:p>32300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23 &lt; 35</text:p>
          </table:table-cell>
          <table:table-cell table:formula="of:=SUMPRODUCT([.C58:.Q58];[.$C$3:.$Q$3])" office:value-type="float" office:value="0" calcext:value-type="float">
            <text:p>0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24 &lt; 35</text:p>
          </table:table-cell>
          <table:table-cell table:formula="of:=SUMPRODUCT([.C59:.Q59];[.$C$3:.$Q$3])" office:value-type="float" office:value="0" calcext:value-type="float">
            <text:p>0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25 &lt; 35</text:p>
          </table:table-cell>
          <table:table-cell table:formula="of:=SUMPRODUCT([.C60:.Q60];[.$C$3:.$Q$3])" office:value-type="float" office:value="110000" calcext:value-type="float">
            <text:p>110000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31 &lt; 35</text:p>
          </table:table-cell>
          <table:table-cell table:formula="of:=SUMPRODUCT([.C61:.Q61];[.$C$3:.$Q$3])" office:value-type="float" office:value="0" calcext:value-type="float">
            <text:p>0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32 &lt; 35</text:p>
          </table:table-cell>
          <table:table-cell table:formula="of:=SUMPRODUCT([.C62:.Q62];[.$C$3:.$Q$3])" office:value-type="float" office:value="69000" calcext:value-type="float">
            <text:p>69000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1"/>
          <table:table-cell table:number-columns-repeated="8"/>
        </table:table-row>
        <table:table-row table:style-name="ro1">
          <table:table-cell/>
          <table:table-cell office:value-type="string" calcext:value-type="string">
            <text:p>A33 &lt; 35</text:p>
          </table:table-cell>
          <table:table-cell table:formula="of:=SUMPRODUCT([.C63:.Q63];[.$C$3:.$Q$3])" office:value-type="float" office:value="113400" calcext:value-type="float">
            <text:p>113400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34 &lt; 35 </text:p>
          </table:table-cell>
          <table:table-cell table:formula="of:=SUMPRODUCT([.C64:.Q64];[.$C$3:.$Q$3])" office:value-type="float" office:value="0" calcext:value-type="float">
            <text:p>0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35 &lt; 35</text:p>
          </table:table-cell>
          <table:table-cell table:formula="of:=SUMPRODUCT([.C65:.Q65];[.$C$3:.$Q$3])" office:value-type="float" office:value="0" calcext:value-type="float">
            <text:p>0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uma Barrio 1</text:p>
          </table:table-cell>
          <table:table-cell table:formula="of:=SUMPRODUCT([.C66:.Q66];[.$C$3:.$Q$3])" office:value-type="float" office:value="5000" calcext:value-type="float">
            <text:p>5000</text:p>
          </table:table-cell>
          <table:table-cell office:value-type="string" calcext:value-type="string">
            <text:p>=</text:p>
          </table:table-cell>
          <table:table-cell office:value-type="float" office:value="5000" calcext:value-type="float">
            <text:p>50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uma Barrio 2</text:p>
          </table:table-cell>
          <table:table-cell table:formula="of:=SUMPRODUCT([.C67:.Q67];[.$C$3:.$Q$3])" office:value-type="float" office:value="6500" calcext:value-type="float">
            <text:p>6500</text:p>
          </table:table-cell>
          <table:table-cell office:value-type="string" calcext:value-type="string">
            <text:p>=</text:p>
          </table:table-cell>
          <table:table-cell office:value-type="float" office:value="6500" calcext:value-type="float">
            <text:p>65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uma Barrio 3</text:p>
          </table:table-cell>
          <table:table-cell table:formula="of:=SUMPRODUCT([.C68:.Q68];[.$C$3:.$Q$3])" office:value-type="float" office:value="5400" calcext:value-type="float">
            <text:p>5400</text:p>
          </table:table-cell>
          <table:table-cell office:value-type="string" calcext:value-type="string">
            <text:p>=</text:p>
          </table:table-cell>
          <table:table-cell office:value-type="float" office:value="5400" calcext:value-type="float">
            <text:p>54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uma Barrio 4</text:p>
          </table:table-cell>
          <table:table-cell table:formula="of:=SUMPRODUCT([.C69:.Q69];[.$C$3:.$Q$3])" office:value-type="float" office:value="7500" calcext:value-type="float">
            <text:p>7500</text:p>
          </table:table-cell>
          <table:table-cell office:value-type="string" calcext:value-type="string">
            <text:p>=</text:p>
          </table:table-cell>
          <table:table-cell office:value-type="float" office:value="7500" calcext:value-type="float">
            <text:p>75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uma Barrio 5</text:p>
          </table:table-cell>
          <table:table-cell table:formula="of:=SUMPRODUCT([.C70:.Q70];[.$C$3:.$Q$3])" office:value-type="float" office:value="5500" calcext:value-type="float">
            <text:p>5500</text:p>
          </table:table-cell>
          <table:table-cell office:value-type="string" calcext:value-type="string">
            <text:p>=</text:p>
          </table:table-cell>
          <table:table-cell office:value-type="float" office:value="5500" calcext:value-type="float">
            <text:p>55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Non negative</text:p>
          </table:table-cell>
          <table:table-cell table:formula="of:=SUMPRODUCT([.C71:.Q71];[.$C$3:.$Q$3]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table:style-name="Default"/>
          <table:table-cell table:number-columns-repeated="15"/>
        </table:table-row>
        <table:table-row table:style-name="ro1">
          <table:table-cell/>
          <table:table-cell office:value-type="string" calcext:value-type="string">
            <text:p>Coefficient Matrix</text:p>
          </table:table-cell>
          <table:table-cell table:style-name="ce15" office:value-type="string" calcext:value-type="string">
            <text:p>A11</text:p>
          </table:table-cell>
          <table:table-cell table:style-name="ce15" office:value-type="string" calcext:value-type="string">
            <text:p>A12</text:p>
          </table:table-cell>
          <table:table-cell table:style-name="ce15" office:value-type="string" calcext:value-type="string">
            <text:p>A13</text:p>
          </table:table-cell>
          <table:table-cell table:style-name="ce15" office:value-type="string" calcext:value-type="string">
            <text:p>A14</text:p>
          </table:table-cell>
          <table:table-cell table:style-name="ce15" office:value-type="string" calcext:value-type="string">
            <text:p>A15</text:p>
          </table:table-cell>
          <table:table-cell table:style-name="ce15" office:value-type="string" calcext:value-type="string">
            <text:p>A21</text:p>
          </table:table-cell>
          <table:table-cell table:style-name="ce15" office:value-type="string" calcext:value-type="string">
            <text:p>A22</text:p>
          </table:table-cell>
          <table:table-cell table:style-name="ce15" office:value-type="string" calcext:value-type="string">
            <text:p>A23</text:p>
          </table:table-cell>
          <table:table-cell table:style-name="ce15" office:value-type="string" calcext:value-type="string">
            <text:p>A24</text:p>
          </table:table-cell>
          <table:table-cell table:style-name="ce15" office:value-type="string" calcext:value-type="string">
            <text:p>A25</text:p>
          </table:table-cell>
          <table:table-cell table:style-name="ce15" office:value-type="string" calcext:value-type="string">
            <text:p>A31</text:p>
          </table:table-cell>
          <table:table-cell table:style-name="ce15" office:value-type="string" calcext:value-type="string">
            <text:p>A32</text:p>
          </table:table-cell>
          <table:table-cell table:style-name="ce15" office:value-type="string" calcext:value-type="string">
            <text:p>A33</text:p>
          </table:table-cell>
          <table:table-cell table:style-name="ce15" office:value-type="string" calcext:value-type="string">
            <text:p>A34</text:p>
          </table:table-cell>
          <table:table-cell table:style-name="ce15" office:value-type="string" calcext:value-type="string">
            <text:p>A35</text:p>
          </table:table-cell>
        </table:table-row>
        <table:table-row table:style-name="ro1">
          <table:table-cell/>
          <table:table-cell office:value-type="string" calcext:value-type="string">
            <text:p>Max calls per Parking L1 &lt;= 10.00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x calls per Parking L2 &lt;= 10k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x calls per Parking L3 &lt;= 10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ax calls L1 vs L2</text:p>
          </table:table-cell>
          <table:table-cell table:number-columns-repeated="5" table:style-name="ce19" office:value-type="float" office:value="-1.5" calcext:value-type="float">
            <text:p>-1.5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x calls L1 vs L3</text:p>
          </table:table-cell>
          <table:table-cell table:number-columns-repeated="5" table:style-name="ce19" office:value-type="float" office:value="-1.5" calcext:value-type="float">
            <text:p>-1.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ax calls L2 vs L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5" table:style-name="ce19" office:value-type="float" office:value="-1.5" calcext:value-type="float">
            <text:p>-1.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x calls L2 vs L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table:style-name="ce19" office:value-type="float" office:value="-1.5" calcext:value-type="float">
            <text:p>-1.5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ax calls L3 vs L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5" table:style-name="ce19" office:value-type="float" office:value="-1.5" calcext:value-type="float">
            <text:p>-1.5</text:p>
          </table:table-cell>
        </table:table-row>
        <table:table-row table:style-name="ro1">
          <table:table-cell/>
          <table:table-cell office:value-type="string" calcext:value-type="string">
            <text:p>Max calls L3 vs L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5" table:style-name="ce19" office:value-type="float" office:value="-1.5" calcext:value-type="float">
            <text:p>-1.5</text:p>
          </table:table-cell>
        </table:table-row>
        <table:table-row table:style-name="ro1">
          <table:table-cell/>
          <table:table-cell office:value-type="string" calcext:value-type="string">
            <text:p>A11 &lt; 35</text:p>
          </table:table-cell>
          <table:table-cell table:formula="of:=35-[.C$6]" office:value-type="float" office:value="15" calcext:value-type="float">
            <text:p>1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12 &lt; 35</text:p>
          </table:table-cell>
          <table:table-cell office:value-type="float" office:value="0" calcext:value-type="float">
            <text:p>0</text:p>
          </table:table-cell>
          <table:table-cell table:formula="of:=35-[.D$6]" office:value-type="float" office:value="5" calcext:value-type="float">
            <text:p>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35-[.E$6]" office:value-type="float" office:value="-15" calcext:value-type="float">
            <text:p>-15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1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35-[.F$6]" office:value-type="float" office:value="20" calcext:value-type="float">
            <text:p>2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35-[.G$6]"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2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35-[.H$6]" office:value-type="float" office:value="20" calcext:value-type="float">
            <text:p>2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2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35-[.I$6]" office:value-type="float" office:value="17" calcext:value-type="float">
            <text:p>1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23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35-[.J$6]"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24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35-[.K$6]" office:value-type="float" office:value="23" calcext:value-type="float">
            <text:p>2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25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35-[.L$6]"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31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35-[.M$6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32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35-[.N$6]"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33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35-[.O$6]"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34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35-[.P$6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35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35-[.Q$6]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Suma Barrio 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uma Barrio 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uma Barrio 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uma Barrio 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uma Barrio 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on negative</text:p>
          </table:table-cell>
          <table:table-cell table:number-columns-repeated="15"/>
        </table:table-row>
        <table:named-expressions>
          <table:named-range table:name="solver_adj" table:base-cell-address="$'Parte 1'.$A$1" table:cell-range-address=".$C$3:.$Q$3"/>
          <table:named-expression table:name="solver_bbd" table:base-cell-address="$'Parte 1'.$A$1" table:expression="0"/>
          <table:named-expression table:name="solver_eng" table:base-cell-address="$'Parte 1'.$A$1" table:expression="2"/>
          <table:named-expression table:name="solver_eps" table:base-cell-address="$'Parte 1'.$A$1" table:expression="0"/>
          <table:named-expression table:name="solver_int" table:base-cell-address="$'Parte 1'.$A$1" table:expression="0"/>
          <table:named-range table:name="solver_lhs1" table:base-cell-address="$'Parte 1'.$A$1" table:cell-range-address=".$C$10:.$C$18"/>
          <table:named-range table:name="solver_lhs2" table:base-cell-address="$'Parte 1'.$A$1" table:cell-range-address=".$C$19:.$C$33"/>
          <table:named-range table:name="solver_lhs3" table:base-cell-address="$'Parte 1'.$A$1" table:cell-range-address=".$C$35:.$C$38"/>
          <table:named-range table:name="solver_lhs4" table:base-cell-address="$'Parte 1'.$A$1" table:cell-range-address=".$C$34"/>
          <table:named-expression table:name="solver_lo_eng" table:base-cell-address="$'Parte 1'.$A$1" table:expression="&quot;com.sun.star.comp.Calc.CoinMPSolver&quot;"/>
          <table:named-expression table:name="solver_neg" table:base-cell-address="$'Parte 1'.$A$1" table:expression="1"/>
          <table:named-expression table:name="solver_num" table:base-cell-address="$'Parte 1'.$A$1" table:expression="4"/>
          <table:named-range table:name="solver_opt" table:base-cell-address="$'Parte 1'.$A$1" table:cell-range-address=".$C$7"/>
          <table:named-expression table:name="solver_rel1" table:base-cell-address="$'Parte 1'.$A$1" table:expression="1"/>
          <table:named-expression table:name="solver_rel2" table:base-cell-address="$'Parte 1'.$A$1" table:expression="3"/>
          <table:named-expression table:name="solver_rel3" table:base-cell-address="$'Parte 1'.$A$1" table:expression="2"/>
          <table:named-expression table:name="solver_rel4" table:base-cell-address="$'Parte 1'.$A$1" table:expression="2"/>
          <table:named-range table:name="solver_rhs1" table:base-cell-address="$'Parte 1'.$A$1" table:cell-range-address=".$E$10:.$E$18"/>
          <table:named-range table:name="solver_rhs2" table:base-cell-address="$'Parte 1'.$A$1" table:cell-range-address=".$E$19:.$E$33"/>
          <table:named-range table:name="solver_rhs3" table:base-cell-address="$'Parte 1'.$A$1" table:cell-range-address=".$E$35:.$E$38"/>
          <table:named-range table:name="solver_rhs4" table:base-cell-address="$'Parte 1'.$A$1" table:cell-range-address=".$E$34"/>
          <table:named-expression table:name="solver_tim" table:base-cell-address="$'Parte 1'.$A$1" table:expression="0"/>
          <table:named-expression table:name="solver_typ" table:base-cell-address="$'Parte 1'.$A$1" table:expression="2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29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0:28:10.231866942</meta:creation-date>
    <dc:date>2023-10-15T19:48:43.877189607</dc:date>
    <meta:editing-duration>PT2H59M32S</meta:editing-duration>
    <meta:editing-cycles>34</meta:editing-cycles>
    <meta:generator>LibreOffice/7.6.2.1$MacOSX_AARCH64 LibreOffice_project/56f7684011345957bbf33a7ee678afaf4d2ba333</meta:generator>
    <meta:document-statistic meta:table-count="1" meta:cell-count="666" meta:object-count="0"/>
  </office:meta>
</office:document-meta>
</file>